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c0c0c0" draw:textarea-horizontal-align="center" draw:textarea-vertical-align="middle" draw:shadow="hidden"/>
    </style:style>
    <style:style style:name="pr1" style:family="presentation" style:parent-style-name="Glossy-title">
      <style:graphic-properties draw:fill-color="#ffffff" draw:auto-grow-height="true" fo:min-height="6.095cm"/>
    </style:style>
    <style:style style:name="pr2" style:family="presentation" style:parent-style-name="Glossy-subtitle">
      <style:graphic-properties draw:fill-color="#ffffff" fo:min-height="6.476cm"/>
    </style:style>
    <style:style style:name="pr3" style:family="presentation" style:parent-style-name="Glossy-notes">
      <style:graphic-properties draw:fill-color="#ffffff" fo:min-height="12.322cm"/>
    </style:style>
    <style:style style:name="pr4" style:family="presentation" style:parent-style-name="Glossy-title">
      <style:graphic-properties draw:auto-grow-height="true" fo:min-height="2.507cm"/>
    </style:style>
    <style:style style:name="pr5" style:family="presentation" style:parent-style-name="Glossy-outline1">
      <style:graphic-properties draw:auto-grow-height="true" fo:min-height="13.86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fo:min-height="2.256cm"/>
    </style:style>
    <style:style style:name="P1" style:family="paragraph">
      <style:paragraph-properties fo:margin-left="0cm" fo:margin-right="0cm" fo:text-align="start" fo:text-indent="0cm">
        <style:tab-stops>
          <style:tab-stop style:position="2.531cm"/>
        </style:tab-stops>
      </style:paragraph-properties>
    </style:style>
    <style:style style:name="P2" style:family="paragraph">
      <style:paragraph-properties fo:margin-left="0cm" fo:margin-right="0cm" fo:text-align="start" fo:text-indent="0cm"/>
      <style:text-properties fo:font-family="'Arial Black'" style:font-pitch="variable" fo:font-size="36pt" fo:letter-spacing="0.035cm" fo:font-weight="normal" style:letter-kerning="true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family="Calibri" style:font-pitch="variable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/>
      <style:text-properties fo:font-family="Calibri" style:font-pitch="variable" fo:font-size="28pt" style:font-size-asian="28pt" style:font-size-complex="28pt"/>
    </style:style>
    <style:style style:name="P12" style:family="paragraph">
      <style:paragraph-properties fo:margin-top="0cm" fo:margin-bottom="0cm"/>
      <style:text-properties fo:font-size="20pt" style:font-size-asian="20pt" style:font-size-complex="20pt"/>
    </style:style>
    <style:style style:name="P13" style:family="paragraph">
      <style:paragraph-properties fo:margin-top="0cm" fo:margin-bottom="0cm"/>
      <style:text-properties fo:font-size="18pt" style:font-size-asian="18pt" style:font-size-complex="18pt"/>
    </style:style>
    <style:style style:name="P14" style:family="paragraph">
      <style:paragraph-properties fo:margin-top="0cm" fo:margin-bottom="0cm"/>
      <style:text-properties fo:font-size="22pt" style:font-size-asian="22pt" style:font-size-complex="22pt"/>
    </style:style>
    <style:style style:name="P15" style:family="paragraph">
      <style:paragraph-properties fo:margin-top="0cm" fo:margin-bottom="0.254cm"/>
    </style:style>
    <style:style style:name="P16" style:family="paragraph">
      <style:paragraph-properties fo:margin-top="0cm" fo:margin-bottom="0.254cm"/>
      <style:text-properties fo:font-size="22pt" style:font-size-asian="22pt" style:font-size-complex="22pt"/>
    </style:style>
    <style:style style:name="T1" style:family="text">
      <style:text-properties fo:font-size="36pt" fo:letter-spacing="0.035cm" style:letter-kerning="true" style:font-size-asian="36pt" style:font-size-complex="36pt"/>
    </style:style>
    <style:style style:name="T2" style:family="text">
      <style:text-properties fo:font-size="28pt" fo:letter-spacing="0.035cm" style:letter-kerning="true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006b6b" fo:font-family="'Courier 10 Pitch'" style:font-pitch="fixe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Calibri" style:font-pitch="variable" fo:font-size="24pt" style:font-size-asian="24pt" style:font-size-complex="24pt"/>
    </style:style>
    <style:style style:name="T8" style:family="text">
      <style:text-properties fo:font-family="Calibri" style:font-pitch="variable"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006b6b"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6.25cm" svg:height="6.095cm" svg:x="1.741cm" svg:y="2.681cm" presentation:class="title" presentation:user-transformed="true">
          <draw:text-box>
            <text:p text:style-name="P1"><text:span text:style-name="T1">Managing Ruby gems with Bundler</text:span><text:span text:style-name="T1"><text:line-break/></text:span><text:span text:style-name="T2"><text:line-break/></text:span><text:span text:style-name="T2"><text:tab/></text:span><text:span text:style-name="T2">http://github.com/igal/bundler_tutorial</text:span></text:p>
          </draw:text-box>
        </draw:frame>
        <draw:frame presentation:style-name="pr2" draw:text-style-name="P4" draw:layer="layout" svg:width="17.67cm" svg:height="6.476cm" svg:x="9.071cm" svg:y="11.304cm" presentation:class="subtitle" presentation:user-transformed="true">
          <draw:text-box>
            <text:p text:style-name="P3"><text:span text:style-name="T3">Igal Koshevoy, Pragmaticraft</text:span></text:p>
            <text:p text:style-name="P3"><text:span text:style-name="T3">Business-Technology Consultant</text:span></text:p>
            <text:p text:style-name="P3"><text:span text:style-name="T3">igal@pragmaticraft.com</text:span></text:p>
            <text:list text:style-name="L2">
              <text:list-header>
                <text:p text:style-name="P3"><text:span text:style-name="T3">@igalko on Twitter &amp; Identi.ca </text:span></text:p>
              </text:list-header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781cm" svg:height="2.507cm" svg:x="1.09cm" svg:y="1.905cm" presentation:class="title">
          <draw:text-box>
            <text:p>Why did I care?</text:p>
          </draw:text-box>
        </draw:frame>
        <draw:frame presentation:style-name="pr5" draw:layer="layout" svg:width="25.199cm" svg:height="13.86cm" svg:x="1.4cm" svg:y="4.914cm" presentation:class="outline">
          <draw:text-box>
            <text:p>Wanted be able to deploy Rails app and its gems without any further interaction.</text:p>
            <text:p/>
            <text:p>Did not want fuss of <text:span text:style-name="T4">gem</text:span> changing its behavior between versions, ugly user-installed gems trickery, passwords, <text:line-break/><text:span text:style-name="T4">sudo rake gems:install</text:span>, etc.</text:p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781cm" svg:height="2.507cm" svg:x="1.09cm" svg:y="1.905cm" presentation:class="title">
          <draw:text-box>
            <text:p>What is Bundler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“Bundler is a tool that manages gem dependencies for your ruby application. It takes a gem manifest file and is able to fetch, download, and install the gems and all child dependencies specified in this manifest.”</text:p>
              </text:list-item>
              <text:list-item>
                <text:p>http://github.com/carlhuda/bundler/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7" draw:text-style-name="P6" draw:layer="layout" svg:width="25.781cm" svg:height="2.295cm" svg:x="1.09cm" svg:y="2.011cm" presentation:class="title" presentation:user-transformed="true">
          <draw:text-box>
            <text:p><text:span text:style-name="T5">Why you should care about Bundler?</text:span><text:span text:style-name="T5"><text:line-break/></text:span><text:span text:style-name="T5"/></text:p>
          </draw:text-box>
        </draw:frame>
        <draw:frame presentation:style-name="pr6" draw:layer="layout" svg:width="25.199cm" svg:height="14.142cm" svg:x="1.471cm" svg:y="4.055cm" presentation:class="outline" presentation:user-transformed="true">
          <draw:text-box>
            <text:list text:style-name="L3">
              <text:list-item>
                <text:p>It's the way Rails 3 manages gems, no more <text:span text:style-name="T4">config.gem</text:span></text:p>
              </text:list-item>
              <text:list-item>
                <text:p>You can easily use it from any Ruby app</text:p>
              </text:list-item>
              <text:list-item>
                <text:p>Easily install gems as a normal user, no more <text:span text:style-name="T4">sudo rake gems:install</text:span></text:p>
              </text:list-item>
              <text:list-item>
                <text:p>Will likely make <text:span text:style-name="T4">rip</text:span> (Ruby's Intelligent Packaging) rest in peace, a pity</text:p>
              </text:list-item>
              <text:list-item>
                <text:p>Less fussy than <text:span text:style-name="T4">gem --user-install </text:span>and easier to access the environment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7" draw:layer="layout" svg:width="25.781cm" svg:height="2.256cm" svg:x="1.09cm" svg:y="2.03cm" presentation:class="title" presentation:user-transformed="true">
          <draw:text-box>
            <text:p>How to install Bundler?</text:p>
          </draw:text-box>
        </draw:frame>
        <draw:frame presentation:style-name="pr6" draw:layer="layout" svg:width="25.199cm" svg:height="15.854cm" svg:x="1.4cm" svg:y="4.914cm" presentation:class="outline" presentation:user-transformed="true">
          <draw:text-box>
            <text:p><text:s text:c="4"/># Bundler requires 1.3.6 or above</text:p>
            <text:p><text:s text:c="4"/>sudo gem update --system</text:p>
            <text:p/>
            <text:p><text:s text:c="4"/># Install Bundler itself</text:p>
            <text:p><text:s text:c="4"/>sudo gem install bundler</text:p>
            <text:p/>
            <text:p><text:s text:c="4"/># Yup, we've got Bundler now</text:p>
            <text:p><text:s text:c="4"/>bundle -v</text:p>
            <text:p/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presentation:style-name="pr4" draw:text-style-name="P7" draw:layer="layout" svg:width="25.781cm" svg:height="2.507cm" svg:x="1.09cm" svg:y="1.905cm" presentation:class="title">
          <draw:text-box>
            <text:p><text:span text:style-name="T6">How to make a Bundler manifest?</text:span></text:p>
          </draw:text-box>
        </draw:frame>
        <draw:frame presentation:style-name="pr5" draw:text-style-name="P9" draw:layer="layout" svg:width="13.97cm" svg:height="19.628cm" svg:x="0.635cm" svg:y="4.314cm" presentation:class="outline" presentation:user-transformed="true">
          <draw:text-box>
            <text:p text:style-name="P8"><text:span text:style-name="T7"># Create “Gemfile” in directory w/:</text:span></text:p>
            <text:p text:style-name="P8"><text:span text:style-name="T7"/></text:p>
            <text:p text:style-name="P8"><text:span text:style-name="T7"># A gem</text:span></text:p>
            <text:p text:style-name="P8"><text:span text:style-name="T7">gem "delorean"</text:span></text:p>
            <text:p text:style-name="P8"><text:span text:style-name="T7"/></text:p>
            <text:p text:style-name="P8"><text:span text:style-name="T7"># A gem with a specific version</text:span></text:p>
            <text:p text:style-name="P8"><text:span text:style-name="T7">gem "delorean", "0.1"</text:span></text:p>
            <text:p text:style-name="P8"><text:span text:style-name="T7"/></text:p>
            <text:p text:style-name="P8"><text:span text:style-name="T7"># A gem with a version equal to </text:span></text:p>
            <text:p text:style-name="P8"><text:span text:style-name="T7"># or greater than 0.1</text:span></text:p>
            <text:p text:style-name="P8"><text:span text:style-name="T7">gem "delorian", "&gt; 0.1"</text:span></text:p>
            <text:p text:style-name="P8"><text:span text:style-name="T7"/></text:p>
            <text:p text:style-name="P8"><text:span text:style-name="T7"># A gem with a version equal to </text:span></text:p>
            <text:p text:style-name="P8"><text:span text:style-name="T7"># or greater than 0.1 but less than 0.2</text:span></text:p>
            <text:p text:style-name="P8"><text:span text:style-name="T7">gem "delorean", "~&gt; 0.1"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presentation:style-name="pr6" draw:layer="layout" svg:width="12.296cm" svg:height="15.496cm" svg:x="14.311cm" svg:y="4.214cm" presentation:class="outline" presentation:user-transformed="true">
          <draw:text-box>
            <text:p text:style-name="P8"><text:span text:style-name="T7"># ...continued from left...</text:span></text:p>
            <text:p text:style-name="P8"><text:span text:style-name="T7"/></text:p>
            <text:p text:style-name="P8"><text:span text:style-name="T7"># A gem whose name and require</text:span></text:p>
            <text:p text:style-name="P8"><text:span text:style-name="T7"># aren't the same, e.g. </text:span></text:p>
            <text:p text:style-name="P8"><text:span text:style-name="T7"># `require "aws/s3"` rather than</text:span></text:p>
            <text:p text:style-name="P8"><text:span text:style-name="T7"># `require "aws-s3"`</text:span></text:p>
            <text:p text:style-name="P8"><text:span text:style-name="T7">gem "aws-s3", :require =&gt; "aws/s3"</text:span></text:p>
            <text:p text:style-name="P8"><text:span text:style-name="T7"/></text:p>
            <text:p text:style-name="P8"><text:span text:style-name="T7"># Groups</text:span></text:p>
            <text:p text:style-name="P8"><text:span text:style-name="T7">gem "rspec", :group =&gt; :test</text:span></text:p>
            <text:p text:style-name="P8"><text:span text:style-name="T7"/></text:p>
            <text:p text:style-name="P8"><text:span text:style-name="T7">group :test do</text:span></text:p>
            <text:p text:style-name="P8"><text:span text:style-name="T7"><text:s text:c="4"/></text:span><text:span text:style-name="T7">gem "webrat"</text:span></text:p>
            <text:p text:style-name="P8"><text:span text:style-name="T7">end</text:span></text:p>
            <text:p text:style-name="P8"><text:span text:style-name="T7"/></text:p>
          </draw:text-box>
        </draw:frame>
        <draw:line draw:style-name="gr2" draw:text-style-name="P10" draw:layer="layout" svg:x1="13.77cm" svg:y1="4.445cm" svg:x2="13.77cm" svg:y2="20.32cm">
          <text:p/>
        </draw:lin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781cm" svg:height="2.507cm" svg:x="1.09cm" svg:y="1.905cm" presentation:class="title">
          <draw:text-box>
            <text:p><text:span text:style-name="T6">How to use Bundler's manifests?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# Check manifest</text:p>
            <text:p>bundle check</text:p>
            <text:p/>
            <text:p># Install what’s needed</text:p>
            <text:p>bundle install<text:line-break/></text:p>
            <text:p># Lock versions</text:p>
            <text:p>bundle lock</text:p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7" draw:layer="layout" svg:width="25.781cm" svg:height="4.435cm" svg:x="1.09cm" svg:y="0.941cm" presentation:class="title" presentation:user-transformed="true">
          <draw:text-box>
            <text:p>How to use Bundler from plain Ruby app?<text:line-break/></text:p>
          </draw:text-box>
        </draw:frame>
        <draw:frame presentation:style-name="pr5" draw:text-style-name="P11" draw:layer="layout" svg:width="12.7cm" svg:height="13.86cm" svg:x="0.635cm" svg:y="4.314cm" presentation:class="outline" presentation:user-transformed="true">
          <draw:text-box>
            <text:p text:style-name="P8"><text:span text:style-name="T8"># Gemfile</text:span></text:p>
            <text:p text:style-name="P8"><text:span text:style-name="T8"/></text:p>
            <text:p text:style-name="P8"><text:span text:style-name="T8">gem "delorean"</text:span></text:p>
            <text:p text:style-name="P8"><text:span text:style-name="T8"/></text:p>
          </draw:text-box>
        </draw:frame>
        <draw:frame presentation:style-name="pr6" draw:text-style-name="P6" draw:layer="layout" svg:width="12.296cm" svg:height="13.609cm" svg:x="14.311cm" svg:y="4.214cm" presentation:class="outline" presentation:user-transformed="true">
          <draw:text-box>
            <text:p text:style-name="P8"><text:span text:style-name="T8"># Ruby</text:span></text:p>
            <text:p text:style-name="P8"><text:span text:style-name="T8"/></text:p>
            <text:p text:style-name="P8"><text:span text:style-name="T8">require 'rubygems'</text:span></text:p>
            <text:p text:style-name="P8"><text:span text:style-name="T8">require 'bundler'</text:span></text:p>
            <text:p text:style-name="P8"><text:span text:style-name="T8">Bundler.require</text:span></text:p>
            <text:p text:style-name="P8"><text:span text:style-name="T8"/></text:p>
            <text:p text:style-name="P8"><text:span text:style-name="T8"># The library is there!</text:span></text:p>
            <text:p text:style-name="P8"><text:span text:style-name="T8">p Delorean</text:span></text:p>
          </draw:text-box>
        </draw:frame>
        <draw:line draw:style-name="gr2" draw:text-style-name="P10" draw:layer="layout" svg:x1="13.77cm" svg:y1="4.445cm" svg:x2="13.77cm" svg:y2="20.32cm">
          <text:p/>
        </draw:lin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7" draw:text-style-name="P7" draw:layer="layout" svg:width="25.781cm" svg:height="2.256cm" svg:x="1.09cm" svg:y="2.03cm" presentation:class="title" presentation:user-transformed="true">
          <draw:text-box>
            <text:p><text:span text:style-name="T6">How to use Bundler from Rails 3?</text:span></text:p>
          </draw:text-box>
        </draw:frame>
        <draw:frame presentation:style-name="pr6" draw:layer="layout" svg:width="25.199cm" svg:height="13.609cm" svg:x="1.4cm" svg:y="4.914cm" presentation:class="outline">
          <draw:text-box>
            <text:p>It’s already there:</text:p>
            <text:list text:style-name="L3">
              <text:list-item>
                <text:p><text:span text:style-name="T4">rails myapp</text:span></text:p>
              </text:list-item>
              <text:list-item>
                <text:p><text:span text:style-name="T4">cd myapp</text:span></text:p>
              </text:list-item>
              <text:list-item>
                <text:p><text:span text:style-name="T4">cat Gemfile</text:span></text:p>
              </text:list-item>
              <text:list-item>
                <text:p><text:span text:style-name="T4">bundle install</text:span></text:p>
              </text:list-item>
              <text:list-item>
                <text:p><text:span text:style-name="T4">script/rails console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7" draw:text-style-name="P7" draw:layer="layout" svg:width="25.781cm" svg:height="2.256cm" svg:x="0.889cm" svg:y="0.619cm" presentation:class="title" presentation:user-transformed="true">
          <draw:text-box>
            <text:p><text:span text:style-name="T6">How to use Bundler from Rails 2?</text:span></text:p>
          </draw:text-box>
        </draw:frame>
        <draw:frame presentation:style-name="pr6" draw:text-style-name="P12" draw:layer="layout" svg:width="25.199cm" svg:height="18.884cm" svg:x="1.471cm" svg:y="2.706cm" presentation:class="outline" presentation:user-transformed="true">
          <draw:text-box>
            <text:p text:style-name="P8"><text:span text:style-name="T9">### Append to “config/boot.rb”</text:span></text:p>
            <text:p text:style-name="P8"><text:span text:style-name="T9"># Bundler integration from http://gist.github.com/302406 with </text:span><text:span text:style-name="T9"><text:line-break/></text:span><text:span text:style-name="T9"># module/class hack for use within Passenger</text:span></text:p>
            <text:p text:style-name="P8"><text:span text:style-name="T9">module Rails</text:span></text:p>
            <text:p text:style-name="P8"><text:span text:style-name="T9"><text:s text:c="2"/></text:span><text:span text:style-name="T9">class Boot</text:span></text:p>
            <text:p text:style-name="P8"><text:span text:style-name="T9"><text:s text:c="4"/></text:span><text:span text:style-name="T9">def run</text:span></text:p>
            <text:p text:style-name="P8"><text:span text:style-name="T9"><text:s text:c="6"/></text:span><text:span text:style-name="T9">load_initializer</text:span></text:p>
            <text:p text:style-name="P8"><text:span text:style-name="T9"><text:s text:c="6"/></text:span><text:span text:style-name="T9">extend_environment</text:span></text:p>
            <text:p text:style-name="P8"><text:span text:style-name="T9"><text:s text:c="6"/></text:span><text:span text:style-name="T9">Rails::Initializer.run(:set_load_path)</text:span></text:p>
            <text:p text:style-name="P8"><text:span text:style-name="T9"><text:s text:c="4"/></text:span><text:span text:style-name="T9">end</text:span></text:p>
            <text:p text:style-name="P8"><text:span text:style-name="T9"/></text:p>
            <text:p text:style-name="P8"><text:span text:style-name="T9"><text:s text:c="4"/></text:span><text:span text:style-name="T9">def extend_environment</text:span></text:p>
            <text:p text:style-name="P8"><text:span text:style-name="T9"><text:s text:c="6"/></text:span><text:span text:style-name="T9">Rails::Initializer.class_eval do</text:span></text:p>
            <text:p text:style-name="P8"><text:span text:style-name="T9"><text:s text:c="8"/></text:span><text:span text:style-name="T9">old_load = instance_method(:load_environment)</text:span></text:p>
            <text:p text:style-name="P8"><text:span text:style-name="T9"><text:s text:c="8"/></text:span><text:span text:style-name="T9">define_method(:load_environment) do</text:span></text:p>
            <text:p text:style-name="P8"><text:span text:style-name="T9"><text:s text:c="10"/></text:span><text:span text:style-name="T9">Bundler.require :default, Rails.env</text:span></text:p>
            <text:p text:style-name="P8"><text:span text:style-name="T9"><text:s text:c="10"/></text:span><text:span text:style-name="T9">old_load.bind(self).call</text:span></text:p>
            <text:p text:style-name="P8"><text:span text:style-name="T9"><text:s text:c="8"/></text:span><text:span text:style-name="T9">end</text:span></text:p>
            <text:p text:style-name="P8"><text:span text:style-name="T9"><text:s text:c="6"/></text:span><text:span text:style-name="T9">end</text:span></text:p>
            <text:p text:style-name="P8"><text:span text:style-name="T9"><text:s text:c="4"/></text:span><text:span text:style-name="T9">end</text:span></text:p>
            <text:p text:style-name="P8"><text:span text:style-name="T9"><text:s text:c="2"/></text:span><text:span text:style-name="T9">end</text:span></text:p>
            <text:p text:style-name="P8"><text:span text:style-name="T9">end</text:span></text:p>
            <text:p text:style-name="P8"><text:span text:style-name="T9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6" draw:text-style-name="P13" draw:layer="layout" svg:width="27.305cm" svg:height="14.004cm" svg:x="0.4cm" svg:y="2.279cm" presentation:class="outline" presentation:user-transformed="true">
          <draw:text-box>
            <text:p text:style-name="P13"><text:span text:style-name="T10">### Add to “config/preinitializer.rb”</text:span></text:p>
            <text:p text:style-name="P13"><text:span text:style-name="T10"># Bundler integration from http://gist.github.com/302406</text:span></text:p>
            <text:p text:style-name="P13"><text:span text:style-name="T10">begin</text:span></text:p>
            <text:p text:style-name="P13"><text:span text:style-name="T10"><text:s text:c="2"/></text:span><text:span text:style-name="T10"># Require the preresolved locked set of gems.</text:span></text:p>
            <text:p text:style-name="P13"><text:span text:style-name="T10"><text:s text:c="2"/></text:span><text:span text:style-name="T10">require File.expand_path('../../.bundle/environment', __FILE__)</text:span></text:p>
            <text:p text:style-name="P13"><text:span text:style-name="T10">rescue LoadError</text:span></text:p>
            <text:p text:style-name="P13"><text:span text:style-name="T10"><text:s text:c="2"/></text:span><text:span text:style-name="T10"># Fallback on doing the resolve at runtime.</text:span></text:p>
            <text:p text:style-name="P13"><text:span text:style-name="T10"><text:s text:c="2"/></text:span><text:span text:style-name="T10">require "rubygems"</text:span></text:p>
            <text:p text:style-name="P13"><text:span text:style-name="T10"><text:s text:c="2"/></text:span><text:span text:style-name="T10">require "bundler"</text:span></text:p>
            <text:p text:style-name="P13"><text:span text:style-name="T10"><text:s text:c="2"/></text:span><text:span text:style-name="T10">if Gem::Version.new(Bundler::VERSION) &lt;= Gem::Version.new("0.9.5")</text:span></text:p>
            <text:p text:style-name="P13"><text:span text:style-name="T10"><text:s text:c="4"/></text:span><text:span text:style-name="T10">raise RuntimeError, "Bundler incompatible.\n" +</text:span></text:p>
            <text:p text:style-name="P13"><text:span text:style-name="T10"><text:s text:c="6"/></text:span><text:span text:style-name="T10">"Your bundler version is incompatible with Rails 2.3 and an unlocked bundle.\n" +</text:span></text:p>
            <text:p text:style-name="P13"><text:span text:style-name="T10"><text:s text:c="6"/></text:span><text:span text:style-name="T10">"Run `gem install bundler` to upgrade or `bundle lock` to lock."</text:span></text:p>
            <text:p text:style-name="P13"><text:span text:style-name="T10"><text:s text:c="2"/></text:span><text:span text:style-name="T10">else</text:span></text:p>
            <text:p text:style-name="P13"><text:span text:style-name="T10"><text:s text:c="4"/></text:span><text:span text:style-name="T10">Bundler.setup</text:span></text:p>
            <text:p text:style-name="P13"><text:span text:style-name="T10"><text:s text:c="2"/></text:span><text:span text:style-name="T10">end</text:span></text:p>
            <text:p text:style-name="P13"><text:span text:style-name="T10">end</text:span></text:p>
            <text:p text:style-name="P13"><text:span text:style-name="T10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draw:frame presentation:style-name="pr6" draw:text-style-name="P14" draw:layer="layout" svg:width="25.199cm" svg:height="13.609cm" svg:x="2.57cm" svg:y="4.745cm" presentation:class="outline" presentation:user-transformed="true">
          <draw:text-box>
            <text:p text:style-name="P8"><text:span text:style-name="T11">### Add to “config/deploy.rb”</text:span></text:p>
            <text:p text:style-name="P8"><text:span text:style-name="T11"/></text:p>
            <text:p text:style-name="P8"><text:span text:style-name="T11">namespace :deploy do</text:span></text:p>
            <text:p text:style-name="P8"><text:span text:style-name="T11"><text:s text:c="2"/></text:span><text:span text:style-name="T11">...</text:span></text:p>
            <text:p text:style-name="P8"><text:span text:style-name="T11"/></text:p>
            <text:p text:style-name="P8"><text:span text:style-name="T11"><text:s text:c="2"/></text:span><text:span text:style-name="T11">desc "Install gems"</text:span></text:p>
            <text:p text:style-name="P8"><text:span text:style-name="T11"><text:s text:c="2"/></text:span><text:span text:style-name="T11">task :gems, :roles =&gt; :app do</text:span></text:p>
            <text:p text:style-name="P8"><text:span text:style-name="T11"><text:s text:c="4"/></text:span><text:span text:style-name="T11">run "cd #{release_path} &amp;&amp; \</text:span></text:p>
            <text:p text:style-name="P8"><text:span text:style-name="T11"><text:s text:c="6"/></text:span><text:span text:style-name="T11">(bundle check || bundle install) &amp;&amp; bundle lock"</text:span></text:p>
            <text:p text:style-name="P8"><text:span text:style-name="T11"><text:s text:c="2"/></text:span><text:span text:style-name="T11">end</text:span></text:p>
            <text:p text:style-name="P8"><text:span text:style-name="T11">end</text:span></text:p>
            <text:p text:style-name="P8"><text:span text:style-name="T11"/></text:p>
            <text:p text:style-name="P8"><text:span text:style-name="T11">...</text:span></text:p>
            <text:p text:style-name="P8"><text:span text:style-name="T11"/></text:p>
            <text:p text:style-name="P8"><text:span text:style-name="T11">after "deploy:finalize_update", "deploy:gems"</text:span></text:p>
          </draw:text-box>
        </draw:frame>
        <draw:frame presentation:style-name="pr7" draw:text-style-name="P7" draw:layer="layout" svg:width="25.781cm" svg:height="2.256cm" svg:x="0.89cm" svg:y="1.019cm" presentation:class="title" presentation:user-transformed="true">
          <draw:text-box>
            <text:p><text:span text:style-name="T6">How to deploy with Bundler?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draw:frame presentation:style-name="pr7" draw:layer="layout" svg:width="25.781cm" svg:height="2.256cm" svg:x="1.27cm" svg:y="0.919cm" presentation:class="title" presentation:user-transformed="true">
          <draw:text-box>
            <text:p>Gotchas? You betcha!</text:p>
          </draw:text-box>
        </draw:frame>
        <draw:frame presentation:style-name="pr6" draw:text-style-name="P16" draw:layer="layout" svg:width="27.305cm" svg:height="16.893cm" svg:x="0.635cm" svg:y="3.175cm" presentation:class="outline" presentation:user-transformed="true">
          <draw:text-box>
            <text:list text:style-name="L3">
              <text:list-item>
                <text:p text:style-name="P15"><text:span text:style-name="T11">Requires scary, brand-new version of RubyGems</text:span></text:p>
              </text:list-item>
              <text:list-item>
                <text:p text:style-name="P15"><text:span text:style-name="T11">Bundler is brand-new code and has rough spots</text:span></text:p>
              </text:list-item>
              <text:list-item>
                <text:p text:style-name="P15"><text:span text:style-name="T11">Rails 2 integration is ugly</text:span></text:p>
              </text:list-item>
              <text:list-item>
                <text:p text:style-name="P15"><text:span text:style-name="T11">Passenger requires locked environment?</text:span></text:p>
              </text:list-item>
              <text:list-item>
                <text:p text:style-name="P15"><text:span text:style-name="T11">Don't want to mix-and-match gem managers (gemrc, rip, etc)</text:span></text:p>
              </text:list-item>
              <text:list-item>
                <text:p text:style-name="P15"><text:span text:style-name="T11">Can't easily require gems outside manifest on the fly</text:span></text:p>
              </text:list-item>
              <text:list-item>
                <text:p text:style-name="P15"><text:span text:style-name="T11">`bundle install` accesses network even though it shouldn't, consider using `bundle check || bundle install`</text:span></text:p>
              </text:list-item>
              <text:list-item>
                <text:p text:style-name="P15"><text:span text:style-name="T11">`bundle check` checks everything, doesn't accept </text:span><text:span text:style-name="T11"><text:line-break/></text:span><text:span text:style-name="T11">`--with=GROUP` or `--without=GROUP`</text:span></text:p>
              </text:list-item>
              <text:list-item>
                <text:p text:style-name="P15"><text:span text:style-name="T11">`bundle install` accepts `--without=GROUP`, but not </text:span><text:span text:style-name="T11"><text:line-break/></text:span><text:span text:style-name="T11">`--with=GROUP`</text:span></text:p>
              </text:list-item>
              <text:list-item>
                <text:p text:style-name="P15"><text:span text:style-name="T11">`bundle check` rewrites the locked environment file when checked even if same, annoying for versioning</text:span></text:p>
              </text:list-item>
              <text:list-item>
                <text:p text:style-name="P15"><text:span text:style-name="T11">#group only allows one environment, unlike old</text:span><text:span text:style-name="T11"><text:line-break/></text:span><text:span text:style-name="T12">if %w[test development].include?(RAILS_ENV); config.gem..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draw:frame presentation:style-name="pr7" draw:layer="layout" svg:width="25.781cm" svg:height="2.256cm" svg:x="1.09cm" svg:y="2.03cm" presentation:class="title">
          <draw:text-box>
            <text:p>Conclusion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It’s useful</text:p>
              </text:list-item>
              <text:list-item>
                <text:p>It’s wonky</text:p>
              </text:list-item>
              <text:list-item>
                <text:p>Start playing with it</text:p>
              </text:list-item>
              <text:list-item>
                <text:p>Maybe hold off on using it for another month or two for RubyGems and Bundler to stabilize some more</text:p>
              </text:list-item>
              <text:list-item>
                <text:p>???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endless="true" presentation:pause="PT00H00M15S"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_21_AutomateIt_20_gray_20_to_20_white" draw:display-name="!AutomateIt gray to white" draw:style="linear" draw:start-color="#e6e6ff" draw:end-color="#ffffff" draw:start-intensity="100%" draw:end-intensity="100%" draw:angle="0" draw:border="0%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Empty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>
        <text:list-style style:name="Gloss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37870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bold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Glossy-backgroundobjects">
      <style:graphic-properties draw:fill="gradient" draw:fill-gradient-name="_21_AutomateIt_20_gray_20_to_20_white" draw:textarea-horizontal-align="center" draw:textarea-vertical-align="middle" draw:shadow-offset-x="0.305cm" draw:shadow-offset-y="0.305cm"/>
    </style:style>
    <style:style style:name="Mpr2" style:family="presentation" style:parent-style-name="Glossy-title">
      <style:graphic-properties draw:fill-color="#ffffff" draw:auto-grow-height="false" fo:min-height="3.507cm"/>
    </style:style>
    <style:style style:name="Mpr3" style:family="presentation" style:parent-style-name="Glossy-outline1">
      <style:graphic-properties draw:fill-color="#ffffff" draw:auto-grow-height="false" fo:min-height="13.86cm"/>
    </style:style>
    <style:style style:name="Mpr4" style:family="presentation" style:parent-style-name="Glossy-backgroundobjects">
      <style:graphic-properties draw:fill-color="#000000" draw:textarea-horizontal-align="center" draw:textarea-vertical-align="middle"/>
    </style:style>
    <style:style style:name="Mpr5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6" style:family="presentation" style:parent-style-name="Glossy-notes">
      <style:graphic-properties draw:fill-color="#ffffff" draw:auto-grow-height="false" fo:min-height="13.365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text-properties fo:color="#ffffff" fo:font-family="'Nimbus Roman No9 L'" style:font-family-generic="roman" style:font-pitch="variable" fo:font-size="22pt" fo:font-style="italic" fo:text-shadow="none" style:font-size-asian="22pt" style:font-size-complex="22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text-properties fo:color="#637870" fo:font-style="italic"/>
    </style:style>
    <style:style style:name="MP10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3" style:family="text">
      <style:text-properties fo:color="#c0dbce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4" style:family="text">
      <style:text-properties fo:color="#637870" fo:font-style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" style:page-layout-name="PM1" draw:style-name="Mdp1">
      <draw:rect presentation:style-name="Mpr1" draw:text-style-name="MP3" draw:layer="backgroundobjects" svg:width="28cm" svg:height="20.036cm" svg:x="0cm" svg:y="0.964cm">
        <text:p/>
      </draw:rect>
      <draw:frame presentation:style-name="Mpr2" draw:text-style-name="MP4" draw:layer="backgroundobjects" svg:width="25.781cm" svg:height="2.506cm" svg:x="1.09cm" svg:y="1.905cm" presentation:class="title">
        <draw:text-box>
          <text:p text:style-name="MP4">Click to edit the title text formt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3" draw:layer="backgroundobjects" svg:width="28cm" svg:height="0.992cm" svg:x="0cm" svg:y="0cm">
        <text:p text:style-name="MP6">t</text:p>
      </draw:rect>
      <draw:frame draw:style-name="Mgr3" draw:text-style-name="MP7" draw:layer="backgroundobjects" svg:width="4.985cm" svg:height="1.254cm" svg:x="0.708cm" svg:y="-0.1cm">
        <draw:text-box>
          <text:p text:style-name="MP4"><text:span text:style-name="MT2">Pragmati</text:span><text:span text:style-name="MT3">craft</text:span></text:p>
        </draw:text-box>
      </draw:frame>
      <draw:frame presentation:style-name="Mpr5" draw:text-style-name="MP2" draw:layer="backgroundobjects" svg:width="6.5cm" svg:height="1.448cm" svg:x="10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8" draw:layer="backgroundobjects" svg:width="5.875cm" svg:height="1.448cm" svg:x="17.125cm" svg:y="19.052cm" presentation:class="footer">
        <draw:text-box>
          <text:p text:style-name="MP8"><text:span text:style-name="MT1"><presentation:footer/></text:span></text:p>
        </draw:text-box>
      </draw:frame>
      <draw:frame draw:style-name="Mgr3" draw:text-style-name="MP9" draw:layer="backgroundobjects" svg:width="22.469cm" svg:height="0.962cm" svg:x="2.931cm" svg:y="20.038cm">
        <draw:text-box>
          <text:p text:style-name="MP4"><text:span text:style-name="MT4">"Managing Ruby gems with Bundler" for pdxruby - Igal Koshevoy - 2010-03-02</text:span></text:p>
        </draw:text-box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Glossy-title" draw:layer="backgroundobjects" svg:width="15.273cm" svg:height="10.475cm" svg:x="3.157cm" svg:y="2.123cm" presentation:class="page"/>
        <draw:frame presentation:style-name="Mpr6" draw:text-style-name="MP10" draw:layer="backgroundobjects" svg:width="17.271cm" svg:height="12.572cm" svg:x="2.158cm" svg:y="13.27cm" presentation:class="notes">
          <draw:text-box>
            <text:p text:style-name="MP10">Click to edit the notes' format</text:p>
            <text:p text:style-name="MP10"/>
            <text:p text:style-name="MP10"/>
          </draw:text-box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Igal Koshevoy</meta:initial-creator>
    <meta:creation-date>2007-10-01T16:56:55</meta:creation-date>
    <dc:date>2010-03-11T21:01:44</dc:date>
    <meta:editing-cycles>304</meta:editing-cycles>
    <meta:editing-duration>PT36H07M45S</meta:editing-duration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